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Ubuntu_Mono_4.ttf" manifest:media-type="application/x-font-ttf"/>
  <manifest:file-entry manifest:full-path="Fonts/Font_DejaVu_Sans_2.ttf" manifest:media-type="application/x-font-ttf"/>
  <manifest:file-entry manifest:full-path="Fonts/Font_Ubuntu_Mono_3.ttf" manifest:media-type="application/x-font-ttf"/>
  <manifest:file-entry manifest:full-path="Fonts/Font_DejaVu_Sans_1.ttf" manifest:media-type="application/x-font-ttf"/>
  <manifest:file-entry manifest:full-path="Fonts/Font_Ubuntu_Mono_2.ttf" manifest:media-type="application/x-font-ttf"/>
  <manifest:file-entry manifest:full-path="Fonts/Font_Ubuntu_Mono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>
      <svg:font-face-src>
        <svg:font-face-uri xlink:href="Fonts/Font_Ubuntu_Mono_1.ttf" xlink:type="simple" loext:font-style="normal" loext:font-weight="normal">
          <svg:font-face-format svg:string="truetype"/>
        </svg:font-face-uri>
        <svg:font-face-uri xlink:href="Fonts/Font_Ubuntu_Mono_2.ttf" xlink:type="simple" loext:font-style="normal" loext:font-weight="bold">
          <svg:font-face-format svg:string="truetype"/>
        </svg:font-face-uri>
        <svg:font-face-uri xlink:href="Fonts/Font_Ubuntu_Mono_3.ttf" xlink:type="simple" loext:font-style="italic" loext:font-weight="normal">
          <svg:font-face-format svg:string="truetype"/>
        </svg:font-face-uri>
        <svg:font-face-uri xlink:href="Fonts/Font_Ubuntu_Mono_4.ttf" xlink:type="simple" loext:font-style="italic" loext:font-weight="bold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ontserrat SemiBold" svg:font-family="'Montserrat SemiBold'" style:font-family-generic="roman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P1" style:family="paragraph" style:parent-style-name="Standard">
      <style:text-properties fo:color="#999999" style:font-name="Ubuntu Mono" fo:font-size="12pt" fo:font-weight="bold" style:font-name-asian="Courier New1" style:font-size-asian="12pt" style:font-weight-asian="bold" style:font-name-complex="Courier New1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ff" style:font-name="DejaVu Sans" style:font-name-asian="Montserrat SemiBold1" style:font-name-complex="Montserrat SemiBold1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text-properties style:font-name="Ubuntu Mono" fo:font-size="12pt" fo:font-weight="bold" style:font-name-asian="Courier New1" style:font-size-asian="12pt" style:font-weight-asian="bold" style:font-name-complex="Courier New1" style:font-size-complex="12pt"/>
    </style:style>
    <style:style style:name="P5" style:family="paragraph" style:parent-style-name="Standard">
      <style:text-properties style:font-name="Ubuntu Mono" fo:font-size="8pt" fo:font-weight="bold" fo:background-color="#cfe2f3" style:font-name-asian="Courier New1" style:font-size-asian="8pt" style:font-weight-asian="bold" style:font-name-complex="Courier New1" style:font-size-complex="8pt"/>
    </style:style>
    <style:style style:name="P6" style:family="paragraph" style:parent-style-name="Standard">
      <style:text-properties style:font-name="Ubuntu Mono" fo:font-size="10pt" fo:font-weight="bold" style:font-name-asian="Courier New1" style:font-size-asian="10pt" style:font-weight-asian="bold" style:font-name-complex="Courier New1" style:font-size-complex="10pt"/>
    </style:style>
    <style:style style:name="P7" style:family="paragraph" style:parent-style-name="Standard" style:master-page-name="Standard">
      <style:paragraph-properties style:page-number="1"/>
      <style:text-properties style:font-name="DejaVu Sans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) A Linux telepítésekor kér egy alapértelmezett felhasználó nevet.</text:p>
      <text:p text:style-name="P3"><text:s text:c="3"/>Ezt simán user-nek neveztem el. Ha a felhasználó ettől eltér, akkor</text:p>
      <text:p text:style-name="P3"><text:s text:c="3"/>a user szót a későbbiekben helyettesítsd a megfelelő felhasználó névvel.</text:p>
      <text:p text:style-name="P3"/>
      <text:p text:style-name="P3">2) Ellenőrizd, hogy ki vagy (ne root, hanem normál felhasználó legyél):</text:p>
      <text:p text:style-name="P3"/>
      <text:p text:style-name="P4">whoami</text:p>
      <text:p text:style-name="P1">user</text:p>
      <text:p text:style-name="P3"/>
      <text:p text:style-name="P3">3) Készíts egy mappát az alapértelmezett home könyvtárban:</text:p>
      <text:p text:style-name="P4">mkdir ~/kill_kiosk</text:p>
      <text:p text:style-name="P3"/>
      <text:p text:style-name="P3">4) Emelt szintű felhasználóként (sudo) hozd létre és szerkeszd meg a kedvenc</text:p>
      <text:p text:style-name="P3">szövegszerkesztőddel (joe, nano, pico, vi, mc editor) a következő állományt:</text:p>
      <text:p text:style-name="P4">sudo touch /usr/local/bin/killchrome.sh</text:p>
      <text:p text:style-name="P4">sudo joe /usr/local/bin/killchrome.sh</text:p>
      <text:p text:style-name="P3"/>
      <text:p text:style-name="P3">A tartalma a következő legyen (USERNAME annak a felhasználónak a neve,</text:p>
      <text:p text:style-name="P3">akinek a nevében a chrome fut. Ha az nem "user" akkor adj neki más értéket):</text:p>
      <text:p text:style-name="P3"/>
      <text:p text:style-name="P5">#!/bin/bash</text:p>
      <text:p text:style-name="P5">USERNAME=user</text:p>
      <text:p text:style-name="P5">FLAGDIR=/home/${USERNAME}/kill_kiosk/</text:p>
      <text:p text:style-name="P5">FLAGFILE="${FLAGDIR}stop.txt"</text:p>
      <text:p text:style-name="P5">if [ ! -d $FLAGDIR ]; then</text:p>
      <text:p text:style-name="P5"><text:s text:c="2"/>mkdir $FLAGDIR</text:p>
      <text:p text:style-name="P5">fi</text:p>
      <text:p text:style-name="P5"># in this system an usb drive will be mounted under /media/username/drivename structure</text:p>
      <text:p text:style-name="P5">MYPENDRIVE="/media/${USERNAME}/STOP"</text:p>
      <text:p text:style-name="P5">MYCHARNO=$(/usr/bin/lsblk <text:s/>| grep ${MYPENDRIVE} | wc -c)</text:p>
      <text:p text:style-name="P5">if [ $MYCHARNO -lt 1 ]; then</text:p>
      <text:p text:style-name="P5"><text:s text:c="2"/>if [ -f "$FLAGFILE" ]; then</text:p>
      <text:p text:style-name="P5"><text:s text:c="4"/>/usr/bin/killall chrome</text:p>
      <text:p text:style-name="P5"><text:s text:c="4"/>rm -f "$FLAGFILE"</text:p>
      <text:p text:style-name="P5"><text:s text:c="2"/>fi</text:p>
      <text:p text:style-name="P5">else</text:p>
      <text:p text:style-name="P5"><text:s text:c="2"/>MYDRIVENAME="/dev/$(lsblk | grep STOP | head -n1 | sed -e 's/\s.*$//' | tr -cd '[:print:]')"</text:p>
      <text:p text:style-name="P5"><text:s text:c="2"/>/usr/bin/udisksctl unmount -b ${MYDRIVENAME} &gt; /dev/null 2&gt;&amp;1</text:p>
      <text:p text:style-name="P5"><text:s text:c="2"/>/usr/bin/udisksctl power-off -b ${MYDRIVENAME} &gt; /dev/null 2&gt;&amp;1</text:p>
      <text:p text:style-name="P5"><text:s text:c="2"/>/usr/bin/killall chrome</text:p>
      <text:p text:style-name="P5">fi</text:p>
      <text:p text:style-name="P5">exit 0</text:p>
      <text:p text:style-name="P6"/>
      <text:p text:style-name="P3">5) Állítsd be a jogosultságokat a következő módon:</text:p>
      <text:p text:style-name="P4">sudo chmod 775 /usr/local/bin/killchrome.sh</text:p>
      <text:p text:style-name="P4">sudo chown user:root /usr/local/bin/killchrome.sh</text:p>
      <text:p text:style-name="P3"/>
      <text:p text:style-name="P3">6) Szerkeszd meg user-ként a crontab-odat:</text:p>
      <text:p text:style-name="P4">crontab -e</text:p>
      <text:p text:style-name="P3"/>
      <text:p text:style-name="P3">Kerüljön alulra a következő sor:</text:p>
      <text:p text:style-name="P4">* * * * * /usr/local/bin/killchrome.sh</text:p>
      <text:p text:style-name="P3"/>
      <text:p text:style-name="P3"/>
      <text:p text:style-name="P3"/>
      <text:p text:style-name="P3"/>
      <text:p text:style-name="P3"><text:soft-page-break/>Ezzel kész is a művelet. Van egy 1 percenként lefutó script-ed, amely ellenőrzi a home directory-ban található <text:span text:style-name="T1">kill_kiosk</text:span> mappa tartalmát. Ha ott létezik a "<text:span text:style-name="T1">stop.txt</text:span>" nevű állomány, akkor egy <text:s/>percen belül lelövi a chrome-ot. Mivel az AnyDesk fut a háttérben, a segítségével fel tudsz tölteni egy ilyen nevű állományt a <text:span text:style-name="T1">kill_kiosk</text:span> mappába. (A tartalma mindegy.)<text:line-break/> <text:s text:c="2"/></text:p>
      <text:p text:style-name="P3">Van egy alternatív lehetőséged is a Chrome kioszk lelövésére. Formázz le egy usb drive-ot, és a kötet nevének add azt, hogy <text:span text:style-name="T1">STOP</text:span> csupa nagybetűvel. Szintén percenként ellenőrzi, hogy csatlakoztatva van-e ilyen nevű pendrive. Amennyiben igen, akkor először is lecsatolja a lemezt, majd leállítja a chrome futását. Ez akkor hasznos, ha közvetlenül a gép előtt állsz.</text:p>
      <text:p text:style-name="P2"/>
      <text:p text:style-name="P2">A Claas gépen már telepítve van egy korábbi verzió, az nem tudja a pendrive kezelést. Amennyiben van erre lehetőség, nem árt frissíteni az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ontserrat SemiBold" svg:font-family="'Montserrat SemiBold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3T12:52:27.715665771</dc:date>
    <meta:editing-duration>PT2M50S</meta:editing-duration>
    <meta:editing-cycles>3</meta:editing-cycles>
    <meta:document-statistic meta:table-count="0" meta:image-count="0" meta:object-count="0" meta:page-count="2" meta:paragraph-count="46" meta:word-count="364" meta:character-count="2557" meta:non-whitespace-character-count="2205"/>
  </office:meta>
</office:document-meta>
</file>